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Preformatted_20_Text">
      <style:text-properties style:text-underline-style="none"/>
    </style:style>
    <style:style style:name="P18" style:family="paragraph" style:parent-style-name="Preformatted_20_Text">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Standard">
      <style:text-properties fo:font-size="6pt" style:font-size-asian="6pt" style:font-size-complex="6pt"/>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ext_20_body">
      <style:text-properties fo:font-style="normal" style:font-style-asian="normal" style:font-style-complex="normal"/>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Heading_20_3">
      <style:paragraph-properties fo:break-before="page"/>
    </style:style>
    <style:style style:name="P31" style:family="paragraph" style:parent-style-name="Contents_20_1">
      <style:paragraph-properties>
        <style:tab-stops>
          <style:tab-stop style:position="6.2673in" style:type="right" style:leader-style="dotted" style:leader-text="."/>
        </style:tab-stops>
      </style:paragraph-properties>
    </style:style>
    <style:style style:name="P32" style:family="paragraph" style:parent-style-name="Contents_20_2">
      <style:paragraph-properties>
        <style:tab-stops>
          <style:tab-stop style:position="6.0673in" style:type="right" style:leader-style="dotted" style:leader-text="."/>
        </style:tab-stops>
      </style:paragraph-properties>
    </style:style>
    <style:style style:name="P33" style:family="paragraph" style:parent-style-name="Contents_20_3">
      <style:paragraph-properties>
        <style:tab-stops>
          <style:tab-stop style:position="5.8673in" style:type="right" style:leader-style="dotted" style:leader-text="."/>
        </style:tab-stops>
      </style:paragraph-properties>
    </style:style>
    <style:style style:name="P34"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6/04/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3545755"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1"><text:s/>0. <text:s/>Document Control<text:tab/>2</text:p>
          <text:p text:style-name="P32"><text:s/>0.1. <text:s/>Table of Contents<text:tab/>2</text:p>
          <text:p text:style-name="P32"><text:s/>0.2. <text:s/>References<text:tab/>2</text:p>
          <text:p text:style-name="P32"><text:s/>0.3. <text:s/>Document History<text:tab/>3</text:p>
          <text:p text:style-name="P32"><text:s/>0.4. <text:s/>Copyright<text:tab/>3</text:p>
          <text:p text:style-name="P31"><text:s/>1. <text:s/>Introduction<text:tab/>4</text:p>
          <text:p text:style-name="P32"><text:s/>1.1. <text:s/>VDM<text:tab/>4</text:p>
          <text:p text:style-name="P31"><text:s/>2. <text:s/>Using VDMJ<text:tab/>5</text:p>
          <text:p text:style-name="P32"><text:s/>2.1. <text:s/>Starting VDMJ<text:tab/>5</text:p>
          <text:p text:style-name="P32"><text:s/>2.2. <text:s/>Parsing, Type Checking, and Proof Obligations<text:tab/>7</text:p>
          <text:p text:style-name="P32"><text:s/>2.3. <text:s/>The Interpreter<text:tab/>7</text:p>
          <text:p text:style-name="P33"><text:s/>2.3.1. <text:s/>Suppressing Runtime Checks<text:tab/>15</text:p>
          <text:p text:style-name="P32"><text:s/>2.4. <text:s/>Debugging<text:tab/>16</text:p>
          <text:p text:style-name="P33"><text:s/>2.4.1. <text:s/>Single-threaded Debugging<text:tab/>16</text:p>
          <text:p text:style-name="P33"><text:s/>2.4.2. <text:s/>VDM++ Multi-threaded Debugging<text:tab/>18</text:p>
          <text:p text:style-name="P33"><text:s/>2.4.3. <text:s/>VDM-RT Debugging and the VDMJC Client<text:tab/>21</text:p>
          <text:p text:style-name="P31"><text:s/>3. <text:s/>Combinatorial Testing<text:tab/>26</text:p>
          <text:p text:style-name="P31"><text:s/>4. <text:s/>Internationalization (I18N)<text:tab/>30</text:p>
          <text:p text:style-name="P31"><text:s/>5. <text:s/>The vdmj.properties File<text:tab/>31</text:p>
          <text:p text:style-name="P31"><text:s/>6. <text:s/>Appendix A: The shmem Example<text:tab/>33</text:p>
          <text:p text:style-name="P31"><text:s/>7. <text:s/>Appendix B: Supported Character Sets<text:tab/>37</text:p>
        </text:index-body>
      </text:table-of-content>
      <text:list xml:id="list34205358" text:continue-numbering="true" text:style-name="Outline">
        <text:list-item>
          <text:list>
            <text:list-item>
              <text:h text:style-name="P26" text:outline-level="2">References</text:h>
            </text:list-item>
          </text:list>
        </text:list-item>
      </text:list>
      <text:list xml:id="list3351431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4">The VDMTools VDM++ Language Manual, http://www.vdmtools.jp/uploads/manuals/langmanpp_a4E.pdf</text:p>
        </text:list-item>
        <text:list-item>
          <text:p text:style-name="P34">Validated Designs for Object-oriented Systems, by John Fitzgerald et. al., <text:a xlink:type="simple" xlink:href="http://www.vdmbook.com/">http://www.vdmbook.com/</text:a></text:p>
        </text:list-item>
        <text:list-item>
          <text:p text:style-name="P34">User Manual for the Overture Combinatorial Testing Plug-in, by Peter Gorm Larsen and Kenneth Lausdahl.</text:p>
        </text:list-item>
        <text:list-item>
          <text:p text:style-name="P34">Overture, Open-source Tools for Formal Modelling, http://www.overturetool.org/</text:p>
        </text:list-item>
      </text:list>
      <text:list xml:id="list34199181" text:continue-list="list34205358"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6/04/10</text:modification-date></text:p>
          </table:table-cell>
          <table:table-cell table:style-name="History.A1" office:value-type="string">
            <text:p text:style-name="Table_20_Contents">Update for Overture 0.2.0 release.</text:p>
          </table:table-cell>
        </table:table-row>
      </table:table>
      <text:p text:style-name="Table"><text:span text:style-name="Caption_20_characters"/></text:p>
      <text:list xml:id="list3421110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200094" text:continue-numbering="true" text:style-name="Outline">
        <text:list-item>
          <text:h text:style-name="Heading_20_1" text:outline-level="1">Introduction</text:h>
        </text:list-item>
      </text:list>
      <text:p text:style-name="Text_20_body">VDMJ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4193278"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421360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8">VDMJ: You must specify either -vdmsl, -vdmpp or -vdmrt</text:p>
      <text:p text:style-name="P18"/>
      <text:p text:style-name="P18">Usage: VDMJ &lt;-vdmsl | -vdmpp | -vdmrt&gt; [&lt;options&gt;] [&lt;files&gt;]</text:p>
      <text:p text:style-name="P18">-vdmsl: parse files as VDM-SL</text:p>
      <text:p text:style-name="P18">-vdmpp: parse files as VDM++</text:p>
      <text:p text:style-name="P18">-vdmrt: parse files as VDM-RT</text:p>
      <text:p text:style-name="P18">-r &lt;release&gt;: VDM language release</text:p>
      <text:p text:style-name="P18">-w: suppress warning messages</text:p>
      <text:p text:style-name="P18">-q: suppress information messages</text:p>
      <text:p text:style-name="P18">-i: run the interpreter if successfully type checked</text:p>
      <text:p text:style-name="P18">-p: generate proof obligations and stop</text:p>
      <text:p text:style-name="P18">-e &lt;exp&gt;: evaluate &lt;exp&gt; and stop</text:p>
      <text:p text:style-name="P18">-c &lt;charset&gt;: select a file charset</text:p>
      <text:p text:style-name="P18">-t &lt;charset&gt;: select a console charset</text:p>
      <text:p text:style-name="P18">-o &lt;filename&gt;: saved type checked specification</text:p>
      <text:p text:style-name="P18">-default &lt;name&gt;: set the default module/class</text:p>
      <text:p text:style-name="P18">-pre: disable precondition checks</text:p>
      <text:p text:style-name="P18">-post: disable postcondition checks</text:p>
      <text:p text:style-name="P18">-inv: disable type/state invariant checks</text:p>
      <text:p text:style-name="P18">-dtc: disable all dynamic type checking</text:p>
      <text:p text:style-name="P18">-log: enable real-time event logging</text:p>
      <text:p text:style-name="P18">-remote &lt;class&gt;: enable remote control</text:p>
      <text:p text:style-name="P18"/>
      <text:p text:style-name="P18"/>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oft-page-break/><text:span text:style-name="T2">In addition to these command line options, various settings can be added to a vdmj.properties file (see section 5).</text:span></text:p>
      <text:p text:style-name="P19"/>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1"/>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text:soft-page-break/></text:p>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3">Bye</text:p>
      <text:p text:style-name="P11"/>
      <text:list xml:id="list34200598" text:continue-numbering="true" text:style-name="Outline">
        <text:list-item>
          <text:list>
            <text:list-item>
              <text:h text:style-name="P27" text:outline-level="2">Parsing, Type Checking, and Proof Obligations</text:h>
            </text:list-item>
          </text:list>
        </text:list-item>
      </text:list>
      <text:p text:style-name="P1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19">A source file may contain VDM embedded in a LaTeX file; the markup is ignored by the parser, though reported line numbers will be correct.</text:p>
      <text:p text:style-name="P19">The Java program will return with an exit code of zero if the specification is clean (ignoring warnings). Parser or type checking errors result in an exit code of 1. <text:s/>The interpreter and PO generator always exit with a code of zero.</text:p>
      <text:list xml:id="list34198681" text:continue-numbering="true" text:style-name="Outline">
        <text:list-item>
          <text:list>
            <text:list-item>
              <text:h text:style-name="P27"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1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text:soft-page-break/>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text:soft-page-break/>=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P11"/>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oft-page-break/><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19"/>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1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text:soft-page-break/></text:p>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6"/>
      <text:p text:style-name="P16"/>
      <text:p text:style-name="P19">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19">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text:soft-page-break/></text:p>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8">Bye</text:p>
      <text:p text:style-name="P18"/>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text:soft-page-break/></text:p>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text:soft-page-break/></text:p>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oft-page-break/><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list xml:id="list34198610" text:continue-numbering="true" text:style-name="Outline">
        <text:list-item>
          <text:list>
            <text:list-item>
              <text:list>
                <text:list-item>
                  <text:h text:style-name="P29" text:outline-level="3">Suppressing Runtime Checks</text:h>
                </text:list-item>
              </text:list>
            </text:list-item>
          </text:list>
        </text:list-item>
      </text:list>
      <text:p text:style-name="P19">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34192730" text:continue-numbering="true" text:style-name="Outline">
        <text:list-item>
          <text:list>
            <text:list-item>
              <text:h text:style-name="P28" text:outline-level="2">Debugging</text:h>
              <text:list>
                <text:list-item>
                  <text:h text:style-name="P29" text:outline-level="3">Single-threaded Debugging</text:h>
                </text:list-item>
              </text:list>
            </text:list-item>
          </text:list>
        </text:list-item>
      </text:list>
      <text:p text:style-name="P19">As well as evaluating expressions and displaying the value of state variables, the interpreter is able to stop execution part way through an evaluation, and allow the evaluation to be single-stepped or traced, and intermediate values displayed.</text:p>
      <text:p text:style-name="P1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1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8">Created break [1] when "= 4" in 'A' (test.vpp) at line 12:3</text:p>
      <text:p text:style-name="P18">12: <text:s text:c="3"/>( si := i;</text:p>
      <text:p text:style-name="P10">&gt; break 12 &gt; 4</text:p>
      <text:p text:style-name="P18">Created break [2] when "&gt; 4" in 'A' (test.vpp) at line 12:3</text:p>
      <text:p text:style-name="P18">12: <text:s text:c="3"/>( si := i;</text:p>
      <text:p text:style-name="P10">&gt; break 12 &gt;= 4</text:p>
      <text:p text:style-name="P18">Created break [3] when "&gt;= 4" in 'A' (test.vpp) at line 12:3</text:p>
      <text:p text:style-name="P18">12: <text:s text:c="3"/>( si := i;</text:p>
      <text:p text:style-name="P10">&gt; break 12 mod 4</text:p>
      <text:p text:style-name="P18">Created break [4] when "mod 4" in 'A' (test.vpp) at line 12:3</text:p>
      <text:p text:style-name="P18">12: <text:s text:c="3"/>( si := i;</text:p>
      <text:p text:style-name="P18">&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8"><text:soft-page-break/>Created trace [1] show "sk" in 'A' (test.vpp) at line 14:5</text:p>
      <text:p text:style-name="P18">14: <text:s text:c="5"/>sk := i + j;</text:p>
      <text:p text:style-name="P10">&gt; p test()</text:p>
      <text:p text:style-name="P18">sk = 123 at [1]</text:p>
      <text:p text:style-name="P18">= 3</text:p>
      <text:p text:style-name="P18">Executed in 0.026 secs.</text:p>
      <text:p text:style-name="P18">&gt;</text:p>
      <text:p text:style-name="P13"/>
      <text:p text:style-name="P19">Note that new breakpoints and tracepoints can be set when stopped in the debugger (ie. when the command prompt is “[thread-name-n]&gt;”). <text:s/>Setting a trace or breakpoint at the same location as an existing one replaces the existing one silently.</text:p>
      <text:p text:style-name="P19">Some commonly used commands can be abbreviated to a single letter: s for step, n for next, o for out, p for print, c for continue.</text:p>
      <text:p text:style-name="P1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4217731" text:continue-numbering="true" text:style-name="Outline">
        <text:list-item>
          <text:list>
            <text:list-item>
              <text:list>
                <text:list-item>
                  <text:h text:style-name="Heading_20_3"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ext:soft-page-break/>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text:soft-page-break/>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4202889" text:continue-numbering="true" text:style-name="Outline">
        <text:list-item>
          <text:list>
            <text:list-item>
              <text:list>
                <text:list-item>
                  <text:h text:style-name="P30"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0.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5"><text:soft-page-break/>[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reformatted_20_Text">[Id 1: STOPPED]&gt; <text:span text:style-name="T7">p obj1</text:span></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Id 1: STARTING]&gt; p new Factorial().factorial(2)</text:p>
      <text:p text:style-name="Preformatted_20_Text"><text:soft-page-break/>[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19">This is confusing, as with the simple command line debugger. But with VDMJC, as with a GUI, you can switch to any thread context you wish at any time.</text:p>
      <text:p text:style-name="P19">Similarly, tracepoints can be used to display variables without stopping:</text:p>
      <text:p text:style-name="P11"/>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reformatted_20_Text"><text:span text:style-name="T2">[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3419714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1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19">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19">This defines a class called Tester which is designed to test the class Tested. Notice that the Tester creates an instance of the object to be tested (obj) and that this object is referenced in the trace clauses, where a sequence of operation calls are specified. VDMJ provides a runtrace command to execute such traces.</text:p>
      <text:p text:style-name="P19">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1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19">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19">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1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7"><text:tab/><text:tab/>let x in set {1,...,10} be <text:span text:style-name="T4">st</text:span> x <text:span text:style-name="T4">mod</text:span> 2 = 0 in</text:p>
      <text:p text:style-name="Preformatted_20_Text"><text:tab/><text:tab/><text:tab/>let y = x + 1 in</text:p>
      <text:p text:style-name="P17"><text:tab/><text:tab/><text:tab/><text:tab/>(<text:span text:style-name="T4">obj</text:span>.op1(); <text:span text:style-name="T4">obj</text:span>.op2(x,y){1,2} | <text:span text:style-name="T4">obj</text:span>.op1())</text:p>
      <text:p text:style-name="P1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7"><text:tab/>public op2: <text:span text:style-name="T4">int</text:span> * <text:span text:style-name="T4">int</text:span> ==&gt; <text:span text:style-name="T4">int</text:span></text:p>
      <text:p text:style-name="P17"><text:tab/><text:tab/>op2(x, y) == ( total := total + x + y; return total; )</text:p>
      <text:p text:style-name="P17"><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text:soft-page-break/>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Text_20_body"/>
      <text:list xml:id="list3422052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34222085"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which is on the Java classpath. <text:s/>If the file is not present, or an entry is missing from the file, then the default value is used (shown for each name below).</text:p>
      <text:p text:style-name="Text_20_body">The default vdmj.properties file is as follows:</text:p>
      <text:p text:style-name="Text_20_body"/>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0 statement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text:soft-page-break/></text:p>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420718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MQuadrantLen(-,list) == </text:p>
      <text:p text:style-name="Preformatted_20_Text"><text:s text:c="2"/><text:span text:style-name="T10">len</text:span> list;</text:p>
      <text:p text:style-name="Preformatted_20_Text"/>
      <text:p text:style-name="Preformatted_20_Text"><text:soft-page-break/>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oft-page-break/><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34208690"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6/04/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37</text:page-number> of <text:page-count style:num-format="1">3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6/04/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89</meta:editing-cycles>
    <meta:editing-duration>PT18H01M55S</meta:editing-duration>
    <dc:date>2010-04-16T14:09:03.39</dc:date>
    <meta:keyword>VDMJ</meta:keyword>
    <dc:subject>VDMJ</dc:subject>
    <dc:creator>Nick Battle</dc:creator>
    <meta:document-statistic meta:table-count="5" meta:image-count="0" meta:object-count="0" meta:page-count="37" meta:paragraph-count="1425" meta:word-count="12130" meta:character-count="75288"/>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